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1pt" fo:font-weight="bold" officeooo:rsid="000d6ed3" officeooo:paragraph-rsid="000d6ed3" style:font-size-asian="11pt" style:font-weight-asian="bold" style:font-size-complex="11pt" style:font-weight-complex="bold"/>
    </style:style>
    <style:style style:name="P2" style:family="paragraph" style:parent-style-name="Standard">
      <style:text-properties fo:font-size="11pt" fo:font-weight="bold" officeooo:rsid="00108a71" officeooo:paragraph-rsid="00108a71" style:font-size-asian="11pt" style:font-weight-asian="bold" style:font-size-complex="11pt" style:font-weight-complex="bold"/>
    </style:style>
    <style:style style:name="P3" style:family="paragraph" style:parent-style-name="Standard">
      <style:text-properties fo:font-size="11pt" fo:font-weight="bold" officeooo:rsid="001851ca" officeooo:paragraph-rsid="001851ca" style:font-size-asian="11pt" style:font-weight-asian="bold" style:font-size-complex="11pt" style:font-weight-complex="bold"/>
    </style:style>
    <style:style style:name="P4" style:family="paragraph" style:parent-style-name="Standard">
      <style:text-properties fo:font-size="11pt" fo:font-weight="bold" officeooo:rsid="0025d5cc" officeooo:paragraph-rsid="0025d5cc" style:font-size-asian="11pt" style:font-weight-asian="bold" style:font-size-complex="11pt" style:font-weight-complex="bold"/>
    </style:style>
    <style:style style:name="P5" style:family="paragraph" style:parent-style-name="Standard">
      <style:text-properties fo:font-size="11pt" fo:font-weight="bold" officeooo:rsid="0025d5cc" officeooo:paragraph-rsid="0030369e" style:font-size-asian="11pt" style:font-weight-asian="bold" style:font-size-complex="11pt" style:font-weight-complex="bold"/>
    </style:style>
    <style:style style:name="P6" style:family="paragraph" style:parent-style-name="Standard">
      <style:text-properties fo:font-size="11pt" fo:font-weight="bold" officeooo:rsid="0038dfb3" officeooo:paragraph-rsid="0025d5cc" style:font-size-asian="11pt" style:font-weight-asian="bold" style:font-size-complex="11pt" style:font-weight-complex="bold"/>
    </style:style>
    <style:style style:name="P7" style:family="paragraph" style:parent-style-name="Standard">
      <style:text-properties fo:font-size="11pt" fo:font-weight="bold" officeooo:rsid="0038dfb3" officeooo:paragraph-rsid="0038dfb3" style:font-size-asian="11pt" style:font-weight-asian="bold" style:font-size-complex="11pt" style:font-weight-complex="bold"/>
    </style:style>
    <style:style style:name="P8" style:family="paragraph" style:parent-style-name="Standard">
      <style:text-properties fo:font-size="11pt" fo:font-weight="bold" officeooo:rsid="00391173" officeooo:paragraph-rsid="00391173" style:font-size-asian="11pt" style:font-weight-asian="bold" style:font-size-complex="11pt" style:font-weight-complex="bold"/>
    </style:style>
    <style:style style:name="P9" style:family="paragraph" style:parent-style-name="Standard">
      <style:text-properties fo:font-size="11pt" fo:font-weight="bold" officeooo:rsid="003b794e" officeooo:paragraph-rsid="003b794e" style:font-size-asian="11pt" style:font-weight-asian="bold" style:font-size-complex="11pt" style:font-weight-complex="bold"/>
    </style:style>
    <style:style style:name="P10" style:family="paragraph" style:parent-style-name="Standard">
      <style:text-properties fo:font-size="11pt" fo:font-weight="bold" officeooo:rsid="003e4432" officeooo:paragraph-rsid="003e4432" style:font-size-asian="11pt" style:font-weight-asian="bold" style:font-size-complex="11pt" style:font-weight-complex="bold"/>
    </style:style>
    <style:style style:name="P11" style:family="paragraph" style:parent-style-name="Standard">
      <style:text-properties fo:font-size="11pt" fo:font-weight="bold" officeooo:rsid="003fc8b4" officeooo:paragraph-rsid="003fc8b4" style:font-size-asian="11pt" style:font-weight-asian="bold" style:font-size-complex="11pt" style:font-weight-complex="bold"/>
    </style:style>
    <style:style style:name="P12" style:family="paragraph" style:parent-style-name="Standard">
      <style:text-properties fo:font-size="11pt" fo:font-weight="bold" officeooo:rsid="004186e7" officeooo:paragraph-rsid="004186e7" style:font-size-asian="11pt" style:font-weight-asian="bold" style:font-size-complex="11pt" style:font-weight-complex="bold"/>
    </style:style>
    <style:style style:name="P13" style:family="paragraph" style:parent-style-name="Standard">
      <style:text-properties fo:font-size="11pt" fo:font-weight="normal" officeooo:rsid="00166158" officeooo:paragraph-rsid="00166158" style:font-size-asian="11pt" style:font-weight-asian="normal" style:font-size-complex="11pt" style:font-weight-complex="normal"/>
    </style:style>
    <style:style style:name="P14" style:family="paragraph" style:parent-style-name="Standard">
      <style:text-properties fo:font-size="11pt" fo:font-weight="normal" officeooo:rsid="000d6ed3" officeooo:paragraph-rsid="000d6ed3" style:font-size-asian="11pt" style:font-weight-asian="normal" style:font-size-complex="11pt" style:font-weight-complex="normal"/>
    </style:style>
    <style:style style:name="P15" style:family="paragraph" style:parent-style-name="Standard">
      <style:text-properties fo:font-size="11pt" fo:font-weight="normal" officeooo:rsid="00108a71" officeooo:paragraph-rsid="00108a71" style:font-size-asian="11pt" style:font-weight-asian="normal" style:font-size-complex="11pt" style:font-weight-complex="normal"/>
    </style:style>
    <style:style style:name="P16" style:family="paragraph" style:parent-style-name="Standard">
      <style:text-properties fo:font-size="11pt" fo:font-weight="normal" officeooo:rsid="0015c63f" officeooo:paragraph-rsid="00108a71" style:font-size-asian="11pt" style:font-weight-asian="normal" style:font-size-complex="11pt" style:font-weight-complex="normal"/>
    </style:style>
    <style:style style:name="P17" style:family="paragraph" style:parent-style-name="Standard">
      <style:text-properties fo:font-size="11pt" fo:font-weight="normal" officeooo:rsid="0032302d" officeooo:paragraph-rsid="00166158" style:font-size-asian="11pt" style:font-weight-asian="normal" style:font-size-complex="11pt" style:font-weight-complex="normal"/>
    </style:style>
    <style:style style:name="P18" style:family="paragraph" style:parent-style-name="Standard">
      <style:text-properties fo:font-size="11pt" fo:font-weight="normal" officeooo:rsid="0025d5cc" officeooo:paragraph-rsid="0025d5cc" style:font-size-asian="11pt" style:font-weight-asian="normal" style:font-size-complex="11pt" style:font-weight-complex="normal"/>
    </style:style>
    <style:style style:name="P19" style:family="paragraph" style:parent-style-name="Standard">
      <style:text-properties fo:font-size="11pt" fo:font-weight="normal" officeooo:rsid="003b794e" officeooo:paragraph-rsid="003b794e" style:font-size-asian="11pt" style:font-weight-asian="normal" style:font-size-complex="11pt" style:font-weight-complex="normal"/>
    </style:style>
    <style:style style:name="P20" style:family="paragraph" style:parent-style-name="Standard">
      <style:text-properties fo:font-size="11pt" fo:font-weight="normal" officeooo:rsid="0038dfb3" officeooo:paragraph-rsid="0038dfb3" style:font-size-asian="11pt" style:font-weight-asian="normal" style:font-size-complex="11pt" style:font-weight-complex="normal"/>
    </style:style>
    <style:style style:name="P21" style:family="paragraph" style:parent-style-name="Standard">
      <style:text-properties fo:font-size="11pt" fo:font-weight="normal" officeooo:rsid="0039be98" officeooo:paragraph-rsid="0038dfb3" style:font-size-asian="11pt" style:font-weight-asian="normal" style:font-size-complex="11pt" style:font-weight-complex="normal"/>
    </style:style>
    <style:style style:name="P22" style:family="paragraph" style:parent-style-name="Standard">
      <style:text-properties fo:font-size="11pt" fo:font-weight="normal" officeooo:rsid="003e4432" officeooo:paragraph-rsid="003e4432" style:font-size-asian="11pt" style:font-weight-asian="normal" style:font-size-complex="11pt" style:font-weight-complex="normal"/>
    </style:style>
    <style:style style:name="P23" style:family="paragraph" style:parent-style-name="Standard">
      <style:text-properties officeooo:paragraph-rsid="001eca9d"/>
    </style:style>
    <style:style style:name="P24" style:family="paragraph" style:parent-style-name="Standard" style:master-page-name="Standard">
      <style:paragraph-properties style:page-number="auto"/>
      <style:text-properties fo:font-size="11pt" fo:font-weight="bold" officeooo:rsid="000d6ed3" officeooo:paragraph-rsid="000d6ed3" style:font-size-asian="11pt" style:font-weight-asian="bold" style:font-size-complex="11pt" style:font-weight-complex="bold"/>
    </style:style>
    <style:style style:name="P25" style:family="paragraph" style:parent-style-name="Standard">
      <style:text-properties fo:font-size="11pt" fo:font-weight="normal" officeooo:rsid="004186e7" officeooo:paragraph-rsid="004186e7" style:font-size-asian="11pt" style:font-weight-asian="normal" style:font-size-complex="11pt" style:font-weight-complex="normal"/>
    </style:style>
    <style:style style:name="P26" style:family="paragraph" style:parent-style-name="Standard">
      <style:text-properties fo:font-size="11pt" fo:font-weight="normal" officeooo:rsid="0041f1fd" officeooo:paragraph-rsid="0041f1fd" style:font-size-asian="11pt" style:font-weight-asian="normal" style:font-size-complex="11pt" style:font-weight-complex="normal"/>
    </style:style>
    <style:style style:name="P27" style:family="paragraph" style:parent-style-name="Standard">
      <style:text-properties fo:font-size="11pt" fo:font-weight="bold" officeooo:rsid="003fc8b4" officeooo:paragraph-rsid="003fc8b4" style:font-size-asian="11pt" style:font-weight-asian="bold" style:font-size-complex="11pt" style:font-weight-complex="bold"/>
    </style:style>
    <style:style style:name="P28" style:family="paragraph" style:parent-style-name="Standard">
      <style:text-properties fo:font-size="11pt" fo:font-weight="bold" officeooo:rsid="0038dfb3" officeooo:paragraph-rsid="0038dfb3" style:font-size-asian="11pt" style:font-weight-asian="bold"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f292d" style:font-weight-asian="normal" style:font-weight-complex="normal"/>
    </style:style>
    <style:style style:name="T3" style:family="text">
      <style:text-properties fo:font-weight="normal" officeooo:rsid="0013219f" style:font-weight-asian="normal" style:font-weight-complex="normal"/>
    </style:style>
    <style:style style:name="T4" style:family="text">
      <style:text-properties fo:font-weight="normal" officeooo:rsid="00142465" style:font-weight-asian="normal" style:font-weight-complex="normal"/>
    </style:style>
    <style:style style:name="T5" style:family="text">
      <style:text-properties fo:font-weight="normal" officeooo:rsid="00158d3e" style:font-weight-asian="normal" style:font-weight-complex="normal"/>
    </style:style>
    <style:style style:name="T6" style:family="text">
      <style:text-properties fo:font-weight="normal" officeooo:rsid="0015c63f" style:font-weight-asian="normal" style:font-weight-complex="normal"/>
    </style:style>
    <style:style style:name="T7" style:family="text">
      <style:text-properties fo:font-weight="normal" officeooo:rsid="0027220e" style:font-weight-asian="normal" style:font-weight-complex="normal"/>
    </style:style>
    <style:style style:name="T8" style:family="text">
      <style:text-properties fo:font-weight="normal" officeooo:rsid="0027c314" style:font-weight-asian="normal" style:font-weight-complex="normal"/>
    </style:style>
    <style:style style:name="T9" style:family="text">
      <style:text-properties fo:font-weight="normal" officeooo:rsid="002845e2" style:font-weight-asian="normal" style:font-weight-complex="normal"/>
    </style:style>
    <style:style style:name="T10" style:family="text">
      <style:text-properties fo:font-weight="normal" officeooo:rsid="002a3609" style:font-weight-asian="normal" style:font-weight-complex="normal"/>
    </style:style>
    <style:style style:name="T11" style:family="text">
      <style:text-properties fo:font-weight="normal" officeooo:rsid="002bc490" style:font-weight-asian="normal" style:font-weight-complex="normal"/>
    </style:style>
    <style:style style:name="T12" style:family="text">
      <style:text-properties fo:font-weight="normal" officeooo:rsid="002db1a6" style:font-weight-asian="normal" style:font-weight-complex="normal"/>
    </style:style>
    <style:style style:name="T13" style:family="text">
      <style:text-properties fo:font-weight="normal" officeooo:rsid="002dd0e9" style:font-weight-asian="normal" style:font-weight-complex="normal"/>
    </style:style>
    <style:style style:name="T14" style:family="text">
      <style:text-properties fo:font-weight="normal" officeooo:rsid="002e5dd0" style:font-weight-asian="normal" style:font-weight-complex="normal"/>
    </style:style>
    <style:style style:name="T15" style:family="text">
      <style:text-properties fo:font-weight="normal" officeooo:rsid="0030369e" style:font-weight-asian="normal" style:font-weight-complex="normal"/>
    </style:style>
    <style:style style:name="T16" style:family="text">
      <style:text-properties fo:font-weight="normal" officeooo:rsid="0030dc38" style:font-weight-asian="normal" style:font-weight-complex="normal"/>
    </style:style>
    <style:style style:name="T17" style:family="text">
      <style:text-properties fo:font-weight="normal" officeooo:rsid="0030e0f5" style:font-weight-asian="normal" style:font-weight-complex="normal"/>
    </style:style>
    <style:style style:name="T18" style:family="text">
      <style:text-properties fo:font-weight="normal" officeooo:rsid="0037a9af" style:font-weight-asian="normal" style:font-weight-complex="normal"/>
    </style:style>
    <style:style style:name="T19" style:family="text">
      <style:text-properties fo:font-weight="normal" officeooo:rsid="0039be98" style:font-weight-asian="normal" style:font-weight-complex="normal"/>
    </style:style>
    <style:style style:name="T20" style:family="text">
      <style:text-properties fo:font-weight="normal" officeooo:rsid="003c93f3" style:font-weight-asian="normal" style:font-weight-complex="normal"/>
    </style:style>
    <style:style style:name="T21" style:family="text">
      <style:text-properties fo:font-weight="normal" officeooo:rsid="003dd325" style:font-weight-asian="normal" style:font-weight-complex="normal"/>
    </style:style>
    <style:style style:name="T22" style:family="text">
      <style:text-properties fo:font-weight="normal" officeooo:rsid="00401acc" style:font-weight-asian="normal" style:font-weight-complex="normal"/>
    </style:style>
    <style:style style:name="T23" style:family="text">
      <style:text-properties fo:font-size="11pt" fo:font-weight="normal" officeooo:rsid="001c12d5" style:font-size-asian="11pt" style:font-weight-asian="normal" style:font-size-complex="11pt" style:font-weight-complex="normal"/>
    </style:style>
    <style:style style:name="T24" style:family="text">
      <style:text-properties fo:font-size="11pt" fo:font-weight="normal" officeooo:rsid="00166158" style:font-size-asian="11pt" style:font-weight-asian="normal" style:font-size-complex="11pt" style:font-weight-complex="normal"/>
    </style:style>
    <style:style style:name="T25" style:family="text">
      <style:text-properties fo:font-size="11pt" fo:font-weight="normal" officeooo:rsid="001a7bb2" style:font-size-asian="11pt" style:font-weight-asian="normal" style:font-size-complex="11pt" style:font-weight-complex="normal"/>
    </style:style>
    <style:style style:name="T26" style:family="text">
      <style:text-properties fo:font-size="11pt" fo:font-weight="normal" officeooo:rsid="001da86d" style:font-size-asian="11pt" style:font-weight-asian="normal" style:font-size-complex="11pt" style:font-weight-complex="normal"/>
    </style:style>
    <style:style style:name="T27" style:family="text">
      <style:text-properties fo:font-size="11pt" fo:font-weight="normal" officeooo:rsid="001df925" style:font-size-asian="11pt" style:font-weight-asian="normal" style:font-size-complex="11pt" style:font-weight-complex="normal"/>
    </style:style>
    <style:style style:name="T28" style:family="text">
      <style:text-properties fo:font-size="11pt" fo:font-weight="normal" officeooo:rsid="001eca9d" style:font-size-asian="11pt" style:font-weight-asian="normal" style:font-size-complex="11pt" style:font-weight-complex="normal"/>
    </style:style>
    <style:style style:name="T29" style:family="text">
      <style:text-properties fo:font-size="11pt" fo:font-weight="normal" officeooo:rsid="001ff237" style:font-size-asian="11pt" style:font-weight-asian="normal" style:font-size-complex="11pt" style:font-weight-complex="normal"/>
    </style:style>
    <style:style style:name="T30" style:family="text">
      <style:text-properties fo:font-size="11pt" fo:font-weight="normal" officeooo:rsid="0020e8d8" style:font-size-asian="11pt" style:font-weight-asian="normal" style:font-size-complex="11pt" style:font-weight-complex="normal"/>
    </style:style>
    <style:style style:name="T31" style:family="text">
      <style:text-properties fo:font-size="11pt" fo:font-weight="normal" officeooo:rsid="002392c0" style:font-size-asian="11pt" style:font-weight-asian="normal" style:font-size-complex="11pt" style:font-weight-complex="normal"/>
    </style:style>
    <style:style style:name="T32" style:family="text">
      <style:text-properties fo:font-size="11pt" fo:font-weight="normal" officeooo:rsid="0024c8b2" style:font-size-asian="11pt" style:font-weight-asian="normal" style:font-size-complex="11pt" style:font-weight-complex="normal"/>
    </style:style>
    <style:style style:name="T33" style:family="text">
      <style:text-properties fo:font-size="11pt" fo:font-weight="normal" officeooo:rsid="00345370" style:font-size-asian="11pt" style:font-weight-asian="normal" style:font-size-complex="11pt" style:font-weight-complex="normal"/>
    </style:style>
    <style:style style:name="T34" style:family="text">
      <style:text-properties fo:font-size="11pt" fo:font-weight="normal" officeooo:rsid="0034df98" style:font-size-asian="11pt" style:font-weight-asian="normal" style:font-size-complex="11pt" style:font-weight-complex="normal"/>
    </style:style>
    <style:style style:name="T35" style:family="text">
      <style:text-properties fo:font-size="11pt" fo:font-weight="normal" officeooo:rsid="003674ca" style:font-size-asian="11pt" style:font-weight-asian="normal" style:font-size-complex="11pt" style:font-weight-complex="normal"/>
    </style:style>
    <style:style style:name="T36" style:family="text">
      <style:text-properties fo:font-style="italic" fo:font-weight="normal" officeooo:rsid="002e5dd0" style:font-style-asian="italic" style:font-weight-asian="normal" style:font-style-complex="italic" style:font-weight-complex="normal"/>
    </style:style>
    <style:style style:name="T37" style:family="text">
      <style:text-properties officeooo:rsid="0032302d"/>
    </style:style>
    <style:style style:name="T38" style:family="text">
      <style:text-properties officeooo:rsid="004186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rue Randomness Generation</text:p>
      <text:p text:style-name="P1"><text:span text:style-name="T1">For our cryptographic purposes the PRNGs needn't be sufficient. Therefore to assure the high level of cryptographic secrecy we </text:span><text:span text:style-name="T2">employed</text:span><text:span text:style-name="T1"> custom true randomness generator. </text:span></text:p>
      <text:p text:style-name="P14"/>
      <text:p text:style-name="P1">Sources of Randomness</text:p>
      <text:p text:style-name="P2"/>
      <text:p text:style-name="P9">Testing [FIPS SP800-22]</text:p>
      <text:p text:style-name="P19">The Frequency (Monobit) Test </text:p>
      <text:p text:style-name="P19">Frequency Test within a Block </text:p>
      <text:p text:style-name="P19">The Runs Test </text:p>
      <text:p text:style-name="P19">Test for the Longest-Run-of-Ones in a Block </text:p>
      <text:p text:style-name="P19">The Binary Matrix Rank Test </text:p>
      <text:p text:style-name="P19">The Discrete Fourier Transform (Spectral) Test </text:p>
      <text:p text:style-name="P19">The Non-overlapping Template Matching Test </text:p>
      <text:p text:style-name="P19">The Overlapping Template Matching Test </text:p>
      <text:p text:style-name="P19">Maurer's "Universal Statistical" Test </text:p>
      <text:p text:style-name="P19">The Lempel-Ziv Compression Test </text:p>
      <text:p text:style-name="P19">The Linear Complexity Test </text:p>
      <text:p text:style-name="P19">The Serial Test </text:p>
      <text:p text:style-name="P19">The Approximate Entropy Test </text:p>
      <text:p text:style-name="P19">The Cumulative Sums (Cusums) Test </text:p>
      <text:p text:style-name="P19">The Random Excursions Test </text:p>
      <text:p text:style-name="P19">The Random Excursions Variant Test</text:p>
      <text:p text:style-name="P2"/>
      <text:p text:style-name="P2">Camera</text:p>
      <text:p text:style-name="P3">Preprocessing</text:p>
      <text:p text:style-name="P23"><text:span text:style-name="T24">Android guarantees the presence of the NV21 format for coding the preview in all APIs</text:span><text:span text:style-name="T25">. </text:span><text:span text:style-name="T29">The CCD/CMOS chips use the color filters to capture the intensity of each (monochromatic) color component per pixel. On the other hand the NV21 format components are luma (the pixel in grey scale) and two chrominance componants (non-monochromatic). </text:span><text:span text:style-name="T26">The </text:span><text:span text:style-name="T30">d</text:span><text:span text:style-name="T26">ata </text:span><text:span text:style-name="T30">gained in the</text:span><text:span text:style-name="T29"> NV21 format</text:span><text:span text:style-name="T26"> </text:span><text:span text:style-name="T30">therefore need some conversion from the original raw ones and </text:span><text:span text:style-name="T26">probably loose some of its entropy during </text:span><text:span text:style-name="T30">it. However</text:span><text:span text:style-name="T26"> </text:span><text:span text:style-name="T30">this</text:span><text:span text:style-name="T26"> was necessary choice</text:span><text:span text:style-name="T23">, </text:span><text:span text:style-name="T26">because</text:span><text:span text:style-name="T23"> some devices don't support retrieving of the raw picture (</text:span><text:a xlink:type="simple" xlink:href="http://www.mail-archive.com/android-developers@googlegroups.com/msg24007.html"><text:span text:style-name="T25">http://www.mail-archive.com/android-developers@googlegroups.com/msg24007.html</text:span></text:a><text:span text:style-name="T23">) </text:span><text:span text:style-name="T26">(d</text:span><text:span text:style-name="T23">espite the Android API documentation</text:span><text:span text:style-name="T26">). </text:span><text:span text:style-name="T27">Each of the </text:span><text:span text:style-name="T28">NV21-format components (Y,U,V) of the pixel is influenced by all the RGB components (R,G,B), but the rate of the influence differs. This makes us believe (!assure!) we can gain some additional entropy by using not just one, but all components. As the first operation we therefore XOR all the components (Y,U,V) belonging to one pixel. The next preprocessing algorithm is according to [2009-Bouda]. </text:span><text:span text:style-name="T31">We set the basic dimensions 240 to 320 px with the assumption, that most of todays device support them. The squares are then 16x16 pixels. </text:span><text:span text:style-name="T32">(todo: write the processing with the knowledge that there is <text:s/>256 possible positions and 300 squares and that some positions will be repeating (44 of them), but they mostly propagate into the columns during the column xoring; </text:span><text:span text:style-name="T33">using currentShift with 5 as generator; </text:span><text:span text:style-name="T34">limit the frequency </text:span><text:span text:style-name="T35">to maximally (16 frames per second</text:span><text:span text:style-name="T32">)</text:span></text:p>
      <text:p text:style-name="P13"/>
      <text:p text:style-name="P13">-<text:span text:style-name="T37">while preprocessing the data, when having the camera covered, the tendency of the MSB is to be 1 which leads to having 1 as the MSB even in each of the resulting bytes (we are xoring 5 times). Still the attacker would need to alter the LSB to succesfully predict the outcome.</text:span></text:p>
      <text:p text:style-name="P13"/>
      <text:p text:style-name="P17">-make NIST tests (appendix) → in such a way to enable to gain more bits per one sample (now it takes 16 seconds to earn 839 preprocessed bits)</text:p>
      <text:p text:style-name="P13"/>
      <text:p text:style-name="P15">- write discussion about the possible attacks and their efficiencies (as long as todays cameras mostly can't be shut</text:p>
      <text:p text:style-name="P2"><text:span text:style-name="T1">- </text:span><text:span text:style-name="T3">preprocessing: LSB, ?skip some frames?, </text:span><text:span text:style-name="T4">divide into squares and use exactly one pixel/sq with neighbouring squares using pixels from different row and column, </text:span><text:span text:style-name="T5">XOR to all pixels in each column, 4x XOR of non-neighbouring columns, </text:span><text:span text:style-name="T6">také the pixels in 1,3,2,4 order</text:span></text:p>
      <text:p text:style-name="P16"/>
      <text:p text:style-name="P2"><text:span text:style-name="T6">- </text:span><text:span text:style-name="T18">sampling with camera covered is much slower, why?</text:span></text:p>
      <text:p text:style-name="P16"/>
      <text:p text:style-name="P4">Randomness extraction</text:p>
      <text:p text:style-name="P4"><text:soft-page-break/><text:span text:style-name="T1">- introduction into area </text:span><text:span text:style-name="T10">(definitions of trace distance, extractor, strong extractor)</text:span></text:p>
      <text:p text:style-name="P5">- mention the environment variables<text:span text:style-name="T1">: </text:span><text:span text:style-name="T7">Recent mobile devices offer us to use their still growing computational power that reaches the power the computers had few years ago. </text:span><text:span text:style-name="T8">The same holds for memory capacity. </text:span><text:span text:style-name="T7">When choosing the right implementation of randomness extractor </text:span><text:span text:style-name="T8">the thing we have to bare in mind the most is the efficiency (define the efficiency) of it. </text:span><text:span text:style-name="T9">We work with a source with high min-entropy but the frequency of the bit emission is low – exactly 4 bits 3 times a second, according to the preprocessing described in previous chapter. </text:span><text:span text:style-name="T11">Reihold,Vadhan,Wigderson + </text:span><text:span text:style-name="T12">(</text:span><text:span text:style-name="T11">Reinhold,Shaltiel,Wigderson</text:span><text:span text:style-name="T12">)-&gt;Ta-Shma,Umans,Zuckermann </text:span><text:span text:style-name="T13">→ all reaching the optimal threshold (for min-entropy source with different parameters) </text:span><text:span text:style-name="T14">probably optimal (all reaching with different </text:span><text:span text:style-name="T36">d</text:span><text:span text:style-name="T14">: GW97, RVW00, SZ99.</text:span></text:p>
      <text:p text:style-name="P5"><text:span text:style-name="T15">We need the seed to be shorter than the length of the output distribution, because we use part of it as the new seed for next randomness extraction. </text:span><text:span text:style-name="T16">Use of block-wise source </text:span><text:span text:style-name="T17">(definition, independency of the output of the source (from Bouda-paper)</text:span><text:span text:style-name="T16">.</text:span></text:p>
      <text:p text:style-name="P18">- lets choose some extractors and describe them and implement them afterwards</text:p>
      <text:p text:style-name="P6"/>
      <text:p text:style-name="P7">GKA</text:p>
      <text:p text:style-name="P7"/>
      <text:p text:style-name="P26">define gka and discuss the differences to group key establishment</text:p>
      <text:p text:style-name="P7"/>
      <text:p text:style-name="P12">Authentication</text:p>
      <text:p text:style-name="P25">mutual predistribution of certificates / public keys. Write something about other posibilities – principles (with/out TTP, a/symetric cryptography, …) and the actual solutions – kerberos, … Choose the best (in this case probably something like the mutual protocol from gerguri master thesis).</text:p>
      <text:p text:style-name="P7"/>
      <text:p text:style-name="P7">Android Bluetooth</text:p>
      <text:p text:style-name="P20">We investigate the characteristics of bluetooth communication, specifically in Android environment, to decide which GKA protocol is the most efficient for our purposes.</text:p>
      <text:p text:style-name="P7"><text:span text:style-name="T1">- </text:span><text:span text:style-name="T19">Android framework provides implicit pairing functionality </text:span><text:span text:style-name="T20">according to the Bluetooth core specification – find out more and say if it is secre against man-in-the-middle, if not, use own solution (NFC, better PIN use) </text:span><text:span text:style-name="T21">with storing the keys</text:span></text:p>
      <text:p text:style-name="P21">- Android implements during establishment of the socket authentication and encryption according to bluetooth core specification v2.1 + edr (or newer) – <text:span text:style-name="T38">compare this to our upper layer protocol</text:span></text:p>
      <text:p text:style-name="P20"/>
      <text:p text:style-name="P8">Android environment</text:p>
      <text:p text:style-name="P8">Permissions</text:p>
      <text:p text:style-name="P8"/>
      <text:p text:style-name="P11">Protocols</text:p>
      <text:p text:style-name="P11"><text:span text:style-name="T1">The protocols we decided to implement use public key cryptography. We need to predistribute the public keys → protocol from gerguri master thesis to predistribute (visually check hash of the received public key). </text:span><text:span text:style-name="T22">Augot et al is chosen. Although all parties will have the public key of master/slaves, we decided not to implement the Boyd-Nieto protocol from the reason it doesn't achieve a perfect forward secrecy.</text:span></text:p>
      <text:p text:style-name="P8"/>
      <text:p text:style-name="P10">Distributed randomness extraction</text:p>
      <text:p text:style-name="P22">Try some of these solutions and ensure the man-in-the-middle attack is disab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tti </meta:initial-creator>
    <meta:creation-date>2013-11-16T18:36:52.950091900</meta:creation-date>
    <dc:date>2014-01-31T11:37:56.689909804</dc:date>
    <meta:editing-duration>P2DT19H52M26S</meta:editing-duration>
    <meta:editing-cycles>48</meta:editing-cycles>
    <meta:generator>LibreOffice/4.1.3.2$Linux_X86_64 LibreOffice_project/410m0$Build-2</meta:generator>
    <meta:document-statistic meta:table-count="0" meta:image-count="0" meta:object-count="0" meta:page-count="2" meta:paragraph-count="47" meta:word-count="910" meta:character-count="5959" meta:non-whitespace-character-count="5074"/>
  </office:meta>
</office:document-meta>
</file>